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824" officeooo:paragraph-rsid="0014a82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a824" officeooo:paragraph-rsid="0014a82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4f006" officeooo:paragraph-rsid="0014f006"/>
    </style:style>
    <style:style style:name="P4" style:family="paragraph" style:parent-style-name="Standard">
      <style:text-properties officeooo:rsid="00167cfa" officeooo:paragraph-rsid="00167cfa"/>
    </style:style>
    <style:style style:name="P5" style:family="paragraph" style:parent-style-name="Standard">
      <style:text-properties officeooo:rsid="00181e06" officeooo:paragraph-rsid="00181e06"/>
    </style:style>
    <style:style style:name="P6" style:family="paragraph" style:parent-style-name="Standard">
      <style:text-properties officeooo:rsid="0019ba49" officeooo:paragraph-rsid="0019ba49"/>
    </style:style>
    <style:style style:name="P7" style:family="paragraph" style:parent-style-name="Standard">
      <style:text-properties officeooo:rsid="001b2246" officeooo:paragraph-rsid="0019ba49"/>
    </style:style>
    <style:style style:name="P8" style:family="paragraph" style:parent-style-name="Standard">
      <style:text-properties officeooo:rsid="001c69de" officeooo:paragraph-rsid="001c69de"/>
    </style:style>
    <style:style style:name="P9" style:family="paragraph" style:parent-style-name="Standard">
      <style:text-properties officeooo:rsid="001d9a4f" officeooo:paragraph-rsid="001d9a4f"/>
    </style:style>
    <style:style style:name="P10" style:family="paragraph" style:parent-style-name="Standard">
      <style:text-properties officeooo:rsid="0020a023" officeooo:paragraph-rsid="0020a023"/>
    </style:style>
    <style:style style:name="T1" style:family="text">
      <style:text-properties fo:font-style="italic" officeooo:rsid="001766f0" style:font-style-asian="italic" style:font-style-complex="italic"/>
    </style:style>
    <style:style style:name="T2" style:family="text">
      <style:text-properties officeooo:rsid="0014f006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66f0" style:font-style-asian="normal" style:font-style-complex="normal"/>
    </style:style>
    <style:style style:name="T5" style:family="text">
      <style:text-properties fo:font-style="normal" officeooo:rsid="001beffb" style:font-style-asian="normal" style:font-style-complex="normal"/>
    </style:style>
    <style:style style:name="T6" style:family="text">
      <style:text-properties officeooo:rsid="00213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els sur TCP/IP</text:p>
      <text:p text:style-name="P1"/>
      <text:p text:style-name="P1"/>
      <text:p text:style-name="P1">Couche 2 :</text:p>
      <text:p text:style-name="P1"><text:tab/>En théorie, ça fonctionne beaucoup sur du « on regarde si le tuyau est libre, s’il ne l’est pas on attends, sinon on émet. Si collision (visible par une led orange / rouge si critique sur le switch), chacun des membres de l’embouteillage tire un numéro aléatoire, et attends ce temps pour ré-émettre.</text:p>
      <text:p text:style-name="P1"/>
      <text:p text:style-name="P1">Les « ifconfig », « <text:span text:style-name="T2">route »</text:span> et « eth0 » sont amenés à disparaître <text:span text:style-name="T6">sur certains systèmes (dont Debian)</text:span>. Seront remplacés par « ip » et « enp0s25 ».</text:p>
      <text:p text:style-name="P1"/>
      <text:p text:style-name="P1"><text:tab/>« ip link » =&gt; couche 2</text:p>
      <text:p text:style-name="P1"><text:tab/>« ip address » =&gt; couche 3</text:p>
      <text:p text:style-name="P1"><text:tab/><text:tab/>Puis « add/delete/help/set/show interface [chose à changer] »</text:p>
      <text:p text:style-name="P1"><text:tab/>« <text:span text:style-name="T2">ip route »</text:span></text:p>
      <text:p text:style-name="P1"><text:tab/>etc...</text:p>
      <text:p text:style-name="P1"><text:tab/>« <text:span text:style-name="T6">service » par « systemctl »</text:span></text:p>
      <text:p text:style-name="P1"/>
      <text:p text:style-name="P1"/>
      <text:p text:style-name="P3">Restart le networking avec « systemctl restart network... »</text:p>
      <text:p text:style-name="P3"/>
      <text:p text:style-name="P4">Couche 3 :</text:p>
      <text:p text:style-name="P4"><text:tab/>IP, ICMP, ARP,…</text:p>
      <text:p text:style-name="P4"/>
      <text:p text:style-name="P4"/>
      <text:p text:style-name="P4"/>
      <text:p text:style-name="P4"><text:tab/><text:span text:style-name="T1">En fait, le TTL diminue par chaque minute passée dans chaque machine (arrondi au supérieur).</text:span></text:p>
      <text:p text:style-name="P4"><text:span text:style-name="T4"/></text:p>
      <text:p text:style-name="P4"><text:span text:style-name="T4"/></text:p>
      <text:p text:style-name="P5"><text:span text:style-name="T4">T</text:span><text:span text:style-name="T3">raceroute a d’autres options pour essayer de passer les FW. En ICMP par ex avec -I</text:span></text:p>
      <text:p text:style-name="P5"><text:span text:style-name="T3"/></text:p>
      <text:p text:style-name="P6"><text:span text:style-name="T3">« Nslookup » va aussi disparaître, pour être remplacé par « dig »</text:span></text:p>
      <text:p text:style-name="P7"><text:span text:style-name="T3"><text:tab/>« dit [site] -t AAAA » =&gt; dig de l’IPv6</text:span></text:p>
      <text:p text:style-name="P7"><text:span text:style-name="T3"><text:tab/><text:tab/>-</text:span><text:span text:style-name="T5">t NS = serveurs de noms disponibles sur la zone</text:span></text:p>
      <text:p text:style-name="P7"><text:span text:style-name="T5"><text:tab/><text:tab/>-t MX = mail</text:span></text:p>
      <text:p text:style-name="P8"><text:span text:style-name="T3"/></text:p>
      <text:p text:style-name="P8"><text:span text:style-name="T3">Dans /etc/resolv.conf , on trouve « domain », « search » et « nameserver ».</text:span></text:p>
      <text:p text:style-name="P8"><text:span text:style-name="T3"><text:tab/>Search complète la fin du nom. Au lieu de chercher « ssh toto.mssis », il complètera automatiquement « .mssis » si c’est dans le search. A conf dans le DNS. </text:span></text:p>
      <text:p text:style-name="P7"><text:span text:style-name="T3"/></text:p>
      <text:p text:style-name="P9"><text:span text:style-name="T3">Une adresse se lit de droite à gauche pour aller du TLD (Top Level Domain) à la bonne machine. Pour </text:span><text:a xlink:type="simple" xlink:href="http://www.esiea.fr/" text:style-name="Internet_20_link" text:visited-style-name="Visited_20_Internet_20_Link"><text:span text:style-name="T3">www.esiea.fr</text:span></text:a><text:span text:style-name="T3"> par exemple, on prends « fr » par exemple, puis avec « dig -t NS » on trouve que le DNS autoritaire pour cette zone est celui de l’esiea, puis on lui demande à lui directement…</text:span></text:p>
      <text:p text:style-name="P9"><text:span text:style-name="T3"/></text:p>
      <text:p text:style-name="P10"><text:span text:style-name="T3">CIDR : /32 = machine (et plus réseau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5:56:16.089060330</meta:creation-date>
    <dc:date>2016-10-04T18:51:40.924114144</dc:date>
    <meta:editing-duration>PT2H24M17S</meta:editing-duration>
    <meta:editing-cycles>12</meta:editing-cycles>
    <meta:generator>LibreOffice/5.2.2.2.0$Linux_X86_64 LibreOffice_project/20m0$Build-2</meta:generator>
    <meta:document-statistic meta:table-count="0" meta:image-count="0" meta:object-count="0" meta:page-count="1" meta:paragraph-count="23" meta:word-count="316" meta:character-count="1628" meta:non-whitespace-character-count="1318"/>
  </office:meta>
</office:document-meta>
</file>